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20bbc7" officeooo:paragraph-rsid="0020bbc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6945" officeooo:paragraph-rsid="0021694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paragraph-rsid="0021694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paragraph-rsid="002bce4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paragraph-rsid="003d01a2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7d6f2" officeooo:paragraph-rsid="0027d6f2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8f7f6" officeooo:paragraph-rsid="0028f7f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26708" officeooo:paragraph-rsid="00226708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26708" officeooo:paragraph-rsid="0034587f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26708" officeooo:paragraph-rsid="003a756f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40c7b" officeooo:paragraph-rsid="00240c7b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99923" officeooo:paragraph-rsid="00299923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a6f29" officeooo:paragraph-rsid="002a6f29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b79a4" officeooo:paragraph-rsid="002b79a4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c462b" officeooo:paragraph-rsid="002d9f42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e9ef5" officeooo:paragraph-rsid="002e9ef5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0c77c" officeooo:paragraph-rsid="0030c77c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4587f" officeooo:paragraph-rsid="0034587f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a756f" officeooo:paragraph-rsid="003a756f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3de27c" officeooo:paragraph-rsid="003de27c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3f5fc1" officeooo:paragraph-rsid="003f5fc1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7d6f2" officeooo:paragraph-rsid="0027d6f2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ac4e3" officeooo:paragraph-rsid="002ac4e3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4587f" officeooo:paragraph-rsid="0034587f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3a756f" officeooo:paragraph-rsid="003a756f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3c3890" officeooo:paragraph-rsid="003c3890" fo:background-color="#dddddd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372150" officeooo:paragraph-rsid="00372150" fo:background-color="#dddddd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369d2b" officeooo:paragraph-rsid="00369d2b" fo:background-color="#dddddd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361651" officeooo:paragraph-rsid="00361651" fo:background-color="#dddddd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3de27c" officeooo:paragraph-rsid="003de27c" fo:background-color="#dddddd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fo:font-weight="bold" officeooo:rsid="002d9f42" officeooo:paragraph-rsid="002d9f4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  <style:text-properties style:font-name="Ubuntu" fo:font-size="14pt" fo:font-weight="bold" officeooo:rsid="002e2c42" officeooo:paragraph-rsid="002e9ef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style:font-name="Ubuntu" fo:font-size="14pt" fo:font-weight="bold" officeooo:rsid="00352ac6" officeooo:paragraph-rsid="00352ac6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style:font-name="Ubuntu" fo:font-size="14pt" fo:font-weight="bold" officeooo:rsid="003a756f" officeooo:paragraph-rsid="003a756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style:font-name="Ubuntu" fo:font-size="14pt" fo:font-weight="bold" officeooo:rsid="003f5fc1" officeooo:paragraph-rsid="003f5fc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style:font-name="Ubuntu" fo:font-size="14pt" fo:font-weight="bold" officeooo:rsid="002e2c42" officeooo:paragraph-rsid="002e2c42" fo:background-color="#ddddd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/>
      <style:text-properties style:font-name="Ubuntu" fo:font-size="14pt" fo:font-weight="bold" officeooo:rsid="002e9ef5" officeooo:paragraph-rsid="002e9ef5" fo:background-color="#ddddd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/>
      <style:text-properties style:font-name="Ubuntu" fo:font-size="14pt" fo:font-weight="bold" officeooo:rsid="00369d2b" officeooo:paragraph-rsid="00369d2b" fo:background-color="#dddddd" style:font-size-asian="14pt" style:font-weight-asian="bold" style:font-size-complex="14pt" style:font-weight-complex="bold"/>
    </style:style>
    <style:style style:name="T1" style:family="text">
      <style:text-properties officeooo:rsid="001ef03d"/>
    </style:style>
    <style:style style:name="T2" style:family="text">
      <style:text-properties officeooo:rsid="0028f7f6"/>
    </style:style>
    <style:style style:name="T3" style:family="text">
      <style:text-properties officeooo:rsid="002a6f2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ac4e3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2b79a4" fo:background-color="#dddddd" loext:char-shading-value="0"/>
    </style:style>
    <style:style style:name="T8" style:family="text">
      <style:text-properties officeooo:rsid="002d9f4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e2c42" style:font-weight-asian="normal" style:font-weight-complex="normal"/>
    </style:style>
    <style:style style:name="T11" style:family="text">
      <style:text-properties fo:font-weight="normal" officeooo:rsid="002e9ef5" style:font-weight-asian="normal" style:font-weight-complex="normal"/>
    </style:style>
    <style:style style:name="T12" style:family="text">
      <style:text-properties officeooo:rsid="00325b37"/>
    </style:style>
    <style:style style:name="T13" style:family="text">
      <style:text-properties officeooo:rsid="003de27c"/>
    </style:style>
    <style:style style:name="T14" style:family="text">
      <style:text-properties officeooo:rsid="003f5f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Modulos</text:span> 02</text:h>
      <text:p text:style-name="P3">Modulos são utilizados para quebrar o codigo em pequenas partes ou funcionalidades e importar essas funcionalidades em outros arquivos dinamicamente, com isso a sua aplicação vai ficar mais destribuida, simples, limpa e será mais facil de manter ela e de fazer a manutenção.</text:p>
      <text:p text:style-name="P4">Modulos no javascript nada mais é que exportar funcionalidades e importar funcionalidades</text:p>
      <text:p text:style-name="P5">_____________________________________________________________________</text:p>
      <text:h text:style-name="P2" text:outline-level="2">Ativando Modulos</text:h>
      <text:p text:style-name="P9">Os modulos precisam ser ativados <text:span text:style-name="T2">pra poder funcionar no browser, para ativar basta ir no arquivo html, na tag &lt;script&gt; e colocar o type module:</text:span></text:p>
      <text:p text:style-name="P25">&lt;<text:span text:style-name="T2">script src=”caminho” type=”module”&gt;&lt;/script&gt; </text:span></text:p>
      <text:p text:style-name="P6"/>
      <text:p text:style-name="P10">Os modulos não funcionam no node, pra fazer funcionar é preciso usar a ferramenta webpack</text:p>
      <text:p text:style-name="P6">_____________________________________________________________________</text:p>
      <text:h text:style-name="P2" text:outline-level="2">export</text:h>
      <text:p text:style-name="P15">O export tem a função de exportar o conteudo de um arquivo, ele vai permitir que o conteudo seja importado pra outro lugar. <text:span text:style-name="T3">Tem dois tipos de exportação, o padrão e o normal:</text:span></text:p>
      <text:p text:style-name="P16"><text:span text:style-name="T4">Padrão -</text:span> Vai usar o default junto do export, o default signfica que o conteudo exportado será o principal <text:span text:style-name="T5">e único do arquivo:</text:span></text:p>
      <text:p text:style-name="P26">export default conteudo </text:p>
      <text:p text:style-name="P17"/>
      <text:p text:style-name="P17"><text:span text:style-name="T4">Normal -</text:span> Vai usar apenas o export, ou seja, não será considerado o conteudo principal nem o único exportado do arquivo, poderá ter mais:</text:p>
      <text:p text:style-name="P7"><text:span text:style-name="T7">export conteudo </text:span></text:p>
      <text:p text:style-name="P36"><text:soft-page-break/>Ex:</text:p>
      <text:p text:style-name="P32">export const numeros = [1, 2, 3] </text:p>
      <text:p text:style-name="P32">export let nome = ‘rafael’ </text:p>
      <text:p text:style-name="P7"/>
      <text:p text:style-name="P7">É <text:span text:style-name="T13">possível deixar os exportes para o final, basta armazenar os conteudos em variaveis e no final exportar, </text:span><text:span text:style-name="T14">pros que não forem ter default é só envolver em chaves e separar por virgula, o import será o mesmo</text:span><text:span text:style-name="T13">:</text:span></text:p>
      <text:p text:style-name="P33">const função = function( <text:s/>) { <text:s/>} </text:p>
      <text:p text:style-name="P33">const objeto = { <text:s/>} </text:p>
      <text:p text:style-name="P33">let nome: ‘rafael’ </text:p>
      <text:p text:style-name="P7"/>
      <text:p text:style-name="P33">export default função </text:p>
      <text:p text:style-name="P33">export {objeto, nome} </text:p>
      <text:p text:style-name="P24"/>
      <text:p text:style-name="P38">Obs: <text:span text:style-name="T9">Não recomendado!</text:span></text:p>
      <text:p text:style-name="P7">_____________________________________________________________________</text:p>
      <text:h text:style-name="P2" text:outline-level="2">import</text:h>
      <text:p text:style-name="P18">O import tem a função de importar o conteudo de um arquivo, <text:span text:style-name="T8">vai permitir que o conteudo de outro arquivo seja usado no arquivo atual. Tem dois tipos de importação, o import padrão e o normal:</text:span></text:p>
      <text:p text:style-name="P34">Padrão: <text:span text:style-name="T9">Irá importar de uma exportação padrão, ou seja, de uma exportação que usa o default. </text:span><text:span text:style-name="T10">Poderá ser usado qualquer nome para guardar a importação:</text:span></text:p>
      <text:p text:style-name="P39"><text:span text:style-name="T10">i</text:span><text:span text:style-name="T9">mport conteudo from “caminho” </text:span></text:p>
      <text:p text:style-name="P18"/>
      <text:p text:style-name="P35">Normal: <text:span text:style-name="T11">Irá importar de uma exportação normal, ou seja, de uma exportação que não usa o default. será necessario usar o exato mesmo nome do conteudo original dentro de chaves para guardar a importação:</text:span></text:p>
      <text:p text:style-name="P40"><text:span text:style-name="T11">i</text:span><text:span text:style-name="T9">mport { conteudo } from “caminho” </text:span></text:p>
      <text:p text:style-name="P35"><text:soft-page-break/><text:span text:style-name="T11"/></text:p>
      <text:p text:style-name="P19"><text:span text:style-name="T9">Sempre precisará dar um espaço no começo e no fim quando usar o import normal, semelhante ao destructuring</text:span></text:p>
      <text:p text:style-name="P19"><text:span text:style-name="T9"/></text:p>
      <text:p text:style-name="P36">Ex:</text:p>
      <text:p text:style-name="P31">import { numeros, nome } from “export” </text:p>
      <text:p text:style-name="P31"/>
      <text:p text:style-name="P31">console.log(nome) </text:p>
      <text:p text:style-name="P31">console.log(numeros) </text:p>
      <text:p text:style-name="P36">Saida:</text:p>
      <text:p text:style-name="P41"><text:span text:style-name="T9">rafael </text:span></text:p>
      <text:p text:style-name="P41"><text:span text:style-name="T9">[1, 2, 3] </text:span></text:p>
      <text:p text:style-name="P23">Para importar conteudos de um mesmo arquivo que tem e não tem o default basta separar por virgula:</text:p>
      <text:p text:style-name="P23"><text:span text:style-name="T6">import conteudo1, { conteudo2, conteudo3 } from “caminho” </text:span></text:p>
      <text:p text:style-name="P11">_____________________________________________________________________</text:p>
      <text:h text:style-name="P2" text:outline-level="2">from</text:h>
      <text:p text:style-name="P20">O from é usado para especificar o caminho do arquivo em que o conteudo esta, ou seja, <text:span text:style-name="T12">vai dizer o caminho e o nome do arquivo para fazer a importação:</text:span></text:p>
      <text:p text:style-name="P27">from “./caminho/arquivo.js” </text:p>
      <text:p text:style-name="P27">import conteudo from “caminho” </text:p>
      <text:p text:style-name="P27">import { conteudo } from “caminho” </text:p>
      <text:p text:style-name="P14"/>
      <text:p text:style-name="P21">Para poder dar certo é necessario colocar a extensão do arquivo, nesse caso a extensão é .js</text:p>
      <text:p text:style-name="P21"/>
      <text:p text:style-name="P36">Ex:</text:p>
      <text:p text:style-name="P30">import conteudo from “./pasta1/pasta2/modulo.js” </text:p>
      <text:p text:style-name="P12"><text:soft-page-break/>_____________________________________________________________________</text:p>
      <text:h text:style-name="P2" text:outline-level="2">as</text:h>
      <text:p text:style-name="P22">O as tem a função de mudar o nome do conteudo importado, ou seja, vai apelidar o conteudo, dando um novo nome pra ele, apartir disso o conteudo só será reconhecido pelo apelido. O as pode ser usado em qualquer tipo de import:</text:p>
      <text:p text:style-name="P28">import conteudo as novoConteudo from “caminho” </text:p>
      <text:p text:style-name="P28">import { conteudo as novoConteudo } from “caminho” </text:p>
      <text:p text:style-name="P22"/>
      <text:p text:style-name="P37">Ex:</text:p>
      <text:p text:style-name="P29">import { numeros as nums } from “caminho” </text:p>
      <text:p text:style-name="P5"/>
      <text:p text:style-name="P5"/>
      <text:p text:style-name="P13">_____________________________________________________________________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4:46:20.005781906</meta:creation-date>
    <dc:date>2022-11-21T10:35:00.948365269</dc:date>
    <meta:editing-duration>PT2H53M36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4" meta:paragraph-count="59" meta:word-count="566" meta:character-count="3711" meta:non-whitespace-character-count="3176"/>
  </office:meta>
</office:document-meta>
</file>